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zxx" fo:country="none" style:language-asian="zxx" style:country-asian="none" style:language-complex="zxx" style:country-complex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AMONI Ted – Groupe B</text:p>
      <text:p text:style-name="P1"/>
      <text:p text:style-name="P1"/>
      <text:p text:style-name="P1">Dear Madam,</text:p>
      <text:p text:style-name="P1"/>
      <text:p text:style-name="P1">I am writing to apply for the position of secretary in your company as advertised online last week.</text:p>
      <text:p text:style-name="P1"/>
      <text:p text:style-name="P1">My past experience as a secretary at Gordon's Financial Services in Barcelona for the last three years makes me a suitable applicant for the position.</text:p>
      <text:p text:style-name="P1">Unfortunately, I must seek a new employment in Milan because my husband moved there for a new position in his company.</text:p>
      <text:p text:style-name="P1"/>
      <text:p text:style-name="P1">I believe that my strong history at finance and skills will meet your requirements and benefit your company which is one of the biggest financial service companies in Milan.</text:p>
      <text:p text:style-name="P1"/>
      <text:p text:style-name="P1">I would welcome the opportunity to discuss my professional history and qualifications with you in greater details and how I might contribute to your company in fulfilling its current goals.</text:p>
      <text:p text:style-name="P1"/>
      <text:p text:style-name="P1">Thank you in advance for your time and consideration.</text:p>
      <text:p text:style-name="P1"/>
      <text:p text:style-name="P1">Yours sincerely,</text:p>
      <text:p text:style-name="P1"/>
      <text:p text:style-name="P1">Jane Nutall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lik Zouhiri</meta:initial-creator>
    <meta:creation-date>2014-11-27T13:00:50.76</meta:creation-date>
    <meta:printed-by>Malik Zouhiri</meta:printed-by>
    <meta:print-date>2014-11-27T13:07:27.06</meta:print-date>
    <dc:date>2014-11-27T13:27:21.96</dc:date>
    <dc:creator>Malik Zouhiri</dc:creator>
    <meta:editing-duration>PT10M</meta:editing-duration>
    <meta:editing-cycles>2</meta:editing-cycles>
    <meta:generator>OpenOffice/4.1.0$Win32 OpenOffice.org_project/410m18$Build-9764</meta:generator>
    <meta:document-statistic meta:table-count="0" meta:image-count="0" meta:object-count="0" meta:page-count="1" meta:paragraph-count="10" meta:word-count="143" meta:character-count="841"/>
  </office:meta>
</office:document-meta>
</file>